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3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5.4pt"/>
    </style:style>
    <style:style style:name="co4" style:family="table-column">
      <style:table-column-properties fo:break-before="auto" style:column-width="126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c7832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80808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cc7832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Build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Issu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kbroadcas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throws error, but good reseponse</text:p>
          </table:table-cell>
          <table:table-cell office:value-type="string" calcext:value-type="string">
            <text:p>V4(Ipv4Network { addr: 10.0.0.140, prefix: 24 })</text:p>
          </table:table-cell>
        </table:table-row>
        <table:table-row table:style-name="ro1">
          <table:table-cell office:value-type="string" calcext:value-type="string">
            <text:p>mkchatmumble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hatteamspeak</text:p>
          </table:table-cell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Error: Docker Error: error trying to connect: Permission denied (os error 13)</text:p>
          </table:table-cell>
        </table:table-row>
        <table:table-row table:style-name="ro1">
          <table:table-cell office:value-type="string" calcext:value-type="string">
            <text:p>mkcron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kdatabase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db level 27</text:p>
          </table:table-cell>
        </table:table-row>
        <table:table-row table:style-name="ro1">
          <table:table-cell office:value-type="string" calcext:value-type="string">
            <text:p>mkinotify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klibretrocorefetchupd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gin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eeds the certs/etc for ssl</text:p>
          </table:table-cell>
        </table:table-row>
        <table:table-row table:style-name="ro1">
          <table:table-cell office:value-type="string" calcext:value-type="string">
            <text:p>mkpgadmi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pgbouncer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portainer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rabbitmq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tmdbnetfetchbulk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transmissio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webapp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18:45:29.603000000</meta:creation-date>
    <dc:date>2021-07-18T13:50:14.229000000</dc:date>
    <meta:editing-duration>P1DT19H4M31S</meta:editing-duration>
    <meta:editing-cycles>34</meta:editing-cycles>
    <meta:generator>LibreOffice/6.2.3.2$Windows_X86_64 LibreOffice_project/aecc05fe267cc68dde00352a451aa867b3b546ac</meta:generator>
    <meta:document-statistic meta:table-count="1" meta:cell-count="67" meta:object-count="0"/>
  </office:meta>
</office:document-meta>
</file>